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6315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96315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96315"/>
    </style:style>
    <style:style style:name="P4" style:family="paragraph" style:parent-style-name="Standard">
      <style:paragraph-properties fo:text-align="start" style:justify-single-word="false"/>
      <style:text-properties officeooo:paragraph-rsid="00196315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96315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96315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96315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9631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96315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96315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fo:font-size="11pt" officeooo:paragraph-rsid="00196315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38:57.55803527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962997691</meta:creation-date>
    <meta:editing-duration>PT2M52S</meta:editing-duration>
    <meta:editing-cycles>4</meta:editing-cycles>
    <meta:generator>LibreOffice/4.3.7.2$Linux_X86_64 LibreOffice_project/430$Build-2</meta:generator>
    <dc:date>2016-08-19T13:38:57.455668032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